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1c2547"/>
    </style:style>
    <style:style style:name="T1" style:family="text">
      <style:text-properties officeooo:rsid="001c2547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>create table customer</text:p>
      <text:p text:style-name="Standard">(customer_id number(4) CONSTRAINT pk_cust PRIMARY KEY,</text:p>
      <text:p text:style-name="Standard">cust_name varchar2(20) not null,</text:p>
      <text:p text:style-name="Standard">city varchar2(20) not null,</text:p>
      <text:p text:style-name="Standard">grade number(3),</text:p>
      <text:p text:style-name="Standard">salesman_id number(4));</text:p>
      <text:p text:style-name="Standard"/>
      <text:p text:style-name="Standard">Create table salesman</text:p>
      <text:p text:style-name="Standard">(salesman_id number(4) NOT NULL,</text:p>
      <text:p text:style-name="Standard">name varchar2(20) NOT NULL,</text:p>
      <text:p text:style-name="Standard">city varchar2(20) NOT NULL,</text:p>
      <text:p text:style-name="Standard">commision number(3,2) not null);</text:p>
      <text:p text:style-name="Standard"/>
      <text:p text:style-name="Standard"/>
      <text:p text:style-name="Standard">CREATE TABLE ORDERS</text:p>
      <text:p text:style-name="Standard">(ord_no number(5) not null,</text:p>
      <text:p text:style-name="Standard">purch_amt number(<text:span text:style-name="T1">6</text:span>,2) not null,</text:p>
      <text:p text:style-name="Standard">ord_date date not null,</text:p>
      <text:p text:style-name="Standard">customer_id number(4) not null,</text:p>
      <text:p text:style-name="Standard">salesman_id number(4) not null);</text:p>
      <text:p text:style-name="Standard"/>
      <text:p text:style-name="Standard"/>
      <text:p text:style-name="Standard">insert all</text:p>
      <text:p text:style-name="Standard">into customer values(3002,'Nick Rimando','New York', 100, 5001)</text:p>
      <text:p text:style-name="Standard">into customer values(3007,'Brad Davis','New York', 200, 5001)</text:p>
      <text:p text:style-name="Standard">into customer values(3005,'Graham Zusi','California', 200, 5002)</text:p>
      <text:p text:style-name="Standard">into customer values(3008,'Julian Green','London', 300, 5002)</text:p>
      <text:p text:style-name="Standard">into customer values(3004,'Fabian Johnson','Paris', 300, 5006)</text:p>
      <text:p text:style-name="Standard">into customer values(3009,'Geoff Cameron','Berlin',100, 5003)</text:p>
      <text:p text:style-name="Standard">into customer values(3003,'Jozy Altidor','Moscow', 200, 5007)</text:p>
      <text:p text:style-name="Standard">select * from dual;</text:p>
      <text:p text:style-name="Standard"/>
      <text:p text:style-name="Standard">insert into customer(Customer_id,cust_name,city,salesman_id)</text:p>
      <text:p text:style-name="Standard">values(3001,'Brad Guzan','Loninsert into customer(Customer_id,cust_name,city,salesman_id)</text:p>
      <text:p text:style-name="Standard">values(3001,'Brad Guzan','London',5005);don',5005);</text:p>
      <text:p text:style-name="Standard"/>
      <text:p text:style-name="Standard"/>
      <text:p text:style-name="P1">insert all</text:p>
      <text:p text:style-name="Standard">into orders values(70002,150.50,to_date('2012-10-05','yyyy-mm-dd'),3005,5002)</text:p>
      <text:p text:style-name="Standard">into orders values(70009,270.65,to_date('2012-09-10','yyyy-mm-dd'),3001,5005)</text:p>
      <text:p text:style-name="Standard">into orders values(70002,62.6,to_date('2012-10-05','yyyy-mm-dd'),3002,5001)</text:p>
      <text:p text:style-name="Standard">into orders values(70004,110.5,to_date('2012-08-17','yyyy-mm-dd'),3009,5003)</text:p>
      <text:p text:style-name="Standard">into orders values(70007,948.5,to_date('2012-09-10','yyyy-mm-dd'),3005,5002)</text:p>
      <text:p text:style-name="Standard">into orders values(70005,2400.6,to_date('2012-07-27','yyyy-mm-dd'),3007,5001)</text:p>
      <text:p text:style-name="Standard">into orders values(70008,5760,to_date('2012-09-10','yyyy-mm-dd'),3002,5001)</text:p>
      <text:p text:style-name="Standard">into orders values(70010,1983.43,to_date('2012-10-10','yyyy-mm-dd'),3004,5006)</text:p>
      <text:p text:style-name="Standard">into orders values(70003,2480.4,to_date('2012-10-10','yyyy-mm-dd'),3009,5003)</text:p>
      <text:p text:style-name="Standard">into orders values(70012,250.45,to_date('2012-06-27','yyyy-mm-dd'),3008,5002)</text:p>
      <text:p text:style-name="Standard">into orders values(70011,75.29,to_date('2012-08-17','yyyy-mm-dd'),3003,5007)</text:p>
      <text:p text:style-name="P1">into orders values(70003,3045.6,to_date('2012-04-25','yyyy-mm-dd'),3002,5001)</text:p>
      <text:p text:style-name="P1">select * from dua<text:span text:style-name="T1">l;</text:span></text:p>
      <text:p text:style-name="Standard"><text:soft-page-break/>insert all</text:p>
      <text:p text:style-name="Standard">into salesman values(5001,'James Hoog','New York',0.15)</text:p>
      <text:p text:style-name="Standard">into salesman values(5002,'Nail Knite','Paris',0.13)</text:p>
      <text:p text:style-name="Standard">into salesman values(5001,'Pit Alex','London',0.11)</text:p>
      <text:p text:style-name="Standard">into salesman values(5001,'Mc Lyon','New York',0.14)</text:p>
      <text:p text:style-name="Standard">into salesman values(5001,'Lauson Hen','San Jose',0.12)</text:p>
      <text:p text:style-name="Standard">into salesman values(5001,'Paul Adam','Rome',0.13)</text:p>
      <text:p text:style-name="Standard"/>
      <text:p text:style-name="Standard">select * from dual;</text:p>
      <text:p text:style-name="Standard"/>
      <text:p text:style-name="Standard"/>
      <text:p text:style-name="Standard"/>
      <text:p text:style-name="Standard">insert all</text:p>
      <text:p text:style-name="Standard">into orders values(70002,150.50,to_date('2012-10-05','yyyy-mm-dd'),3005,5002)</text:p>
      <text:p text:style-name="Standard">into orders values(70009,270.65,to_date('2012-09-10','yyyy-mm-dd'),3001,5005)</text:p>
      <text:p text:style-name="Standard">into orders values(70002,62.6,to_date('2012-10-05','yyyy-mm-dd'),3002,5001)</text:p>
      <text:p text:style-name="Standard">into orders values(70004,110.5,to_date('2012-08-17','yyyy-mm-dd'),3009,5003)</text:p>
      <text:p text:style-name="Standard">into orders values(70007,948.5,to_date('2012-09-10','yyyy-mm-dd'),3005,5002)</text:p>
      <text:p text:style-name="Standard">into orders values(70005,2400.6,to_date('2012-07-27','yyyy-mm-dd'),3007,5001)</text:p>
      <text:p text:style-name="Standard">into orders values(70008,5760,to_date('2012-09-10','yyyy-mm-dd'),3002,5001)</text:p>
      <text:p text:style-name="Standard">into orders values(70010,1983.43,to_date('2012-10-10','yyyy-mm-dd'),3004,5006)</text:p>
      <text:p text:style-name="Standard">into orders values(70003,2480.4,to_date('2012-10-10','yyyy-mm-dd'),3009,5003)</text:p>
      <text:p text:style-name="Standard">into orders values(70012,250.45,to_date('2012-06-27','yyyy-mm-dd'),3008,5002)</text:p>
      <text:p text:style-name="Standard">into orders values(70011,75.29,to_date('2012-08-17','yyyy-mm-dd'),3003,5007)</text:p>
      <text:p text:style-name="Standard">into orders values(70003,3045.6,to_date('2012-04-25','yyyy-mm-dd'),3002,5001)</text:p>
      <text:p text:style-name="Standard"/>
      <text:p text:style-name="Standard">select * from dual;</text:p>
      <text:p text:style-name="Standard"/>
      <text:p text:style-name="Standard"/>
      <text:p text:style-name="Standard">alter table orders</text:p>
      <text:p text:style-name="Standard">modify purch_amt number(6,2);</text:p>
      <text:p text:style-name="Standard"/>
      <text:p text:style-name="Standard"/>
      <text:p text:style-name="Standard">create table company_mast</text:p>
      <text:p text:style-name="Standard">(com_id number(2) not null,</text:p>
      <text:p text:style-name="Standard">com_name varchar2(20) not null);</text:p>
      <text:p text:style-name="Standard"/>
      <text:p text:style-name="Standard"/>
      <text:p text:style-name="Standard">create table item_mast</text:p>
      <text:p text:style-name="Standard">(pro_id number(3) not null,</text:p>
      <text:p text:style-name="Standard">pro_name varchar2(30) not null,</text:p>
      <text:p text:style-name="Standard">pro_price number(6,2) not null,</text:p>
      <text:p text:style-name="Standard">pro_com number(2) not null);</text:p>
      <text:p text:style-name="Standard"/>
      <text:p text:style-name="Standard"/>
      <text:p text:style-name="Standard">create table emp_department</text:p>
      <text:p text:style-name="Standard">(dpt_code number(2) not null,</text:p>
      <text:p text:style-name="Standard">dpt_name varchar2(10) not null,</text:p>
      <text:p text:style-name="Standard">dpt_allotment number(10) not null);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select * from salesman;</text:p>
      <text:p text:style-name="Standard"/>
      <text:p text:style-name="Standard">insert all</text:p>
      <text:p text:style-name="Standard">into salesman values(5001,'James Hoog','New York',0.15)</text:p>
      <text:p text:style-name="Standard">into salesman values(5002,'Nail Knite','Paris',0.13)</text:p>
      <text:p text:style-name="Standard">into salesman values(5001,'Pit Alex','London',0.11)</text:p>
      <text:p text:style-name="Standard">into salesman values(5001,'Mc Lyon','New York',0.14)</text:p>
      <text:p text:style-name="Standard">into salesman values(5001,'Lauson Hen','San Jose',0.12)</text:p>
      <text:p text:style-name="Standard">into salesman values(5001,'Paul Adam','Rome',0.13)</text:p>
      <text:p text:style-name="Standard"/>
      <text:p text:style-name="Standard">select * from dual;</text:p>
      <text:p text:style-name="Standard"/>
      <text:p text:style-name="Standard"/>
      <text:p text:style-name="Standard">select * from dual;</text:p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27T10:17:19.308349898</meta:creation-date>
    <dc:date>2023-06-27T11:15:38.919056869</dc:date>
    <meta:editing-duration>PT29M12S</meta:editing-duration>
    <meta:editing-cycles>2</meta:editing-cycles>
    <meta:generator>LibreOffice/7.3.6.2$Linux_X86_64 LibreOffice_project/30$Build-2</meta:generator>
    <meta:document-statistic meta:table-count="0" meta:image-count="0" meta:object-count="0" meta:page-count="3" meta:paragraph-count="89" meta:word-count="330" meta:character-count="4153" meta:non-whitespace-character-count="3912"/>
  </office:meta>
</office:document-meta>
</file>